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8000897308229512CFF.png" manifest:media-type="image/png"/>
  <manifest:file-entry manifest:full-path="Pictures/100002010000012A00000140EDC8DAD64C536ED9.png" manifest:media-type="image/png"/>
  <manifest:file-entry manifest:full-path="Pictures/10000201000004080000011B8E59FBC73298A6CB.png" manifest:media-type="image/png"/>
  <manifest:file-entry manifest:full-path="Pictures/100000000000049C0000030E28863EE771641025.png" manifest:media-type="image/png"/>
  <manifest:file-entry manifest:full-path="Pictures/10000201000000EA000000716B8BFBC7F355E9E6.png" manifest:media-type="image/png"/>
  <manifest:file-entry manifest:full-path="Pictures/100002010000034B000001FAFD7D25C32242DD0C.png" manifest:media-type="image/png"/>
  <manifest:file-entry manifest:full-path="Pictures/10000000000000FA00000079A712DCC1D6DA8D15.png" manifest:media-type="image/png"/>
  <manifest:file-entry manifest:full-path="Pictures/100002010000014600000086744CB5E1D744C378.png" manifest:media-type="image/png"/>
  <manifest:file-entry manifest:full-path="Pictures/10000000000000960000009B9114D0E4A43111AC.png" manifest:media-type="image/png"/>
  <manifest:file-entry manifest:full-path="Pictures/10000201000000B200000071492C1179544F98FF.png" manifest:media-type="image/png"/>
  <manifest:file-entry manifest:full-path="Pictures/100000000000033B0000033B82FDAE241AB81734.png" manifest:media-type="image/png"/>
  <manifest:file-entry manifest:full-path="Pictures/10000000000000B3000000A2B02298ACED663A4C.png" manifest:media-type="image/png"/>
  <manifest:file-entry manifest:full-path="Pictures/100000000000076C000003F6D103B631FEBEBEE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53cm, 4.218cm, 5.137cm, 4.472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8.074cm, 0cm, 18.411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g draw:name="Google Shape;54;p13">
          <draw:frame draw:name="Google Shape;55;p13" draw:style-name="gr1" draw:text-style-name="P1" draw:layer="layout" svg:width="25.399cm" svg:height="6.999cm" svg:x="0cm" svg:y="0cm">
            <draw:image xlink:href="Pictures/10000201000004080000011B8E59FBC73298A6CB.png" xlink:type="simple" xlink:show="embed" xlink:actuate="onLoad">
              <text:p/>
            </draw:image>
          </draw:frame>
          <draw:frame draw:name="Google Shape;56;p13" draw:style-name="gr1" draw:text-style-name="P1" draw:layer="layout" svg:width="4.137cm" svg:height="2.755cm" svg:x="0.449cm" svg:y="0.571cm">
            <draw:image xlink:href="Pictures/100000000000049C0000030E28863EE771641025.png" xlink:type="simple" xlink:show="embed" xlink:actuate="onLoad">
              <text:p/>
            </draw:image>
          </draw:frame>
          <draw:g draw:name="Google Shape;57;p13">
            <draw:frame draw:name="Google Shape;58;p13" draw:style-name="gr1" draw:text-style-name="P1" draw:layer="layout" svg:width="6.55cm" svg:height="2.755cm" svg:x="0.449cm" svg:y="3.673cm">
              <draw:image xlink:href="Pictures/10000201000000EA000000716B8BFBC7F355E9E6.png" xlink:type="simple" xlink:show="embed" xlink:actuate="onLoad">
                <text:p/>
              </draw:image>
            </draw:frame>
            <draw:frame draw:name="Google Shape;59;p13" draw:style-name="gr1" draw:text-style-name="P1" draw:layer="layout" svg:width="6.55cm" svg:height="2.755cm" svg:x="0.449cm" svg:y="3.673cm">
              <draw:image xlink:href="Pictures/100002010000014600000086744CB5E1D744C378.png" xlink:type="simple" xlink:show="embed" xlink:actuate="onLoad">
                <text:p/>
              </draw:image>
            </draw:frame>
          </draw:g>
          <draw:frame draw:name="Google Shape;60;p13" draw:style-name="gr1" draw:text-style-name="P1" draw:layer="layout" svg:width="2.653cm" svg:height="2.755cm" svg:x="5.025cm" svg:y="0.587cm">
            <draw:image xlink:href="Pictures/10000000000000960000009B9114D0E4A43111AC.png" xlink:type="simple" xlink:show="embed" xlink:actuate="onLoad">
              <text:p/>
            </draw:image>
          </draw:frame>
          <draw:frame draw:name="Google Shape;61;p13" draw:style-name="gr1" draw:text-style-name="P1" draw:layer="layout" svg:width="4.369cm" svg:height="2.755cm" svg:x="8.065cm" svg:y="0.587cm">
            <draw:image xlink:href="Pictures/10000201000000B200000071492C1179544F98FF.png" xlink:type="simple" xlink:show="embed" xlink:actuate="onLoad">
              <text:p/>
            </draw:image>
          </draw:frame>
          <draw:frame draw:name="Google Shape;62;p13" draw:style-name="gr2" draw:text-style-name="P1" draw:layer="layout" svg:width="4.369cm" svg:height="1.127cm" svg:x="8.117cm" svg:y="1.358cm">
            <draw:image xlink:href="Pictures/100002010000034B000001FAFD7D25C32242DD0C.png" xlink:type="simple" xlink:show="embed" xlink:actuate="onLoad">
              <text:p/>
            </draw:image>
          </draw:frame>
          <draw:frame draw:name="Google Shape;63;p13" draw:style-name="gr1" draw:text-style-name="P1" draw:layer="layout" svg:width="5.665cm" svg:height="2.755cm" svg:x="7.356cm" svg:y="3.673cm">
            <draw:image xlink:href="Pictures/10000000000000FA00000079A712DCC1D6DA8D15.png" xlink:type="simple" xlink:show="embed" xlink:actuate="onLoad">
              <text:p/>
            </draw:image>
          </draw:frame>
          <draw:frame draw:name="Google Shape;64;p13" draw:style-name="gr1" draw:text-style-name="P1" draw:layer="layout" svg:width="3.064cm" svg:height="2.787cm" svg:x="13.009cm" svg:y="0.571cm">
            <draw:image xlink:href="Pictures/10000000000000B3000000A2B02298ACED663A4C.png" xlink:type="simple" xlink:show="embed" xlink:actuate="onLoad">
              <text:p/>
            </draw:image>
          </draw:frame>
          <draw:frame draw:name="Google Shape;65;p13" draw:style-name="gr1" draw:text-style-name="P1" draw:layer="layout" svg:width="5.197cm" svg:height="2.787cm" svg:x="16.596cm" svg:y="0.571cm">
            <draw:image xlink:href="Pictures/100000000000076C000003F6D103B631FEBEBEE1.png" xlink:type="simple" xlink:show="embed" xlink:actuate="onLoad">
              <text:p/>
            </draw:image>
          </draw:frame>
          <draw:g draw:name="Google Shape;66;p13">
            <draw:frame draw:name="Google Shape;67;p13" draw:style-name="gr1" draw:text-style-name="P1" draw:layer="layout" svg:width="2.653cm" svg:height="2.787cm" svg:x="22.297cm" svg:y="0.571cm">
              <draw:image xlink:href="Pictures/10000201000000B200000071492C1179544F98FF.png" xlink:type="simple" xlink:show="embed" xlink:actuate="onLoad">
                <text:p/>
              </draw:image>
            </draw:frame>
            <draw:frame draw:name="Google Shape;68;p13" draw:style-name="gr1" draw:text-style-name="P1" draw:layer="layout" svg:width="2.553cm" svg:height="2.755cm" svg:x="22.398cm" svg:y="0.587cm">
              <draw:image xlink:href="Pictures/100002010000012A00000140EDC8DAD64C536ED9.png" xlink:type="simple" xlink:show="embed" xlink:actuate="onLoad">
                <text:p/>
              </draw:image>
            </draw:frame>
          </draw:g>
          <draw:frame draw:name="Google Shape;69;p13" draw:style-name="gr1" draw:text-style-name="P1" draw:layer="layout" svg:width="2.741cm" svg:height="2.755cm" svg:x="22.209cm" svg:y="3.673cm">
            <draw:image xlink:href="Pictures/100000000000033B0000033B82FDAE241AB81734.png" xlink:type="simple" xlink:show="embed" xlink:actuate="onLoad">
              <text:p/>
            </draw:image>
          </draw:frame>
          <draw:frame draw:name="Google Shape;70;p13" draw:style-name="gr3" draw:text-style-name="P1" draw:layer="layout" svg:width="8.396cm" svg:height="2.755cm" svg:x="13.379cm" svg:y="3.673cm">
            <draw:image xlink:href="Pictures/1000020100000800000008000897308229512CFF.png" xlink:type="simple" xlink:show="embed" xlink:actuate="onLoad">
              <text:p/>
            </draw:image>
          </draw:frame>
        </draw:g>
        <presentation:notes draw:style-name="dp2">
          <draw:page-thumbnail draw:name="Google Shape;51;p:notes" draw:style-name="gr4" draw:layer="layout" svg:width="34.561cm" svg:height="9.524cm" svg:x="-7.755cm" svg:y="1.905cm" draw:page-number="1" presentation:class="page"/>
          <draw:frame draw:name="Google Shape;52;p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4.05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2.792cm" svg:x="0.866cm" svg:y="1.013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0.535cm" svg:x="23.535cm" svg:y="6.346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7"/>
    <meta:generator>LibreOfficeDev/6.0.5.2$Linux_X86_64 LibreOffice_project/</meta:generator>
  </office:meta>
</office:document-meta>
</file>